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04cm"/>
    </style:style>
    <style:style style:name="co3" style:family="table-column">
      <style:table-column-properties fo:break-before="auto" style:column-width="2.64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3" style:family="table-cell" style:parent-style-name="Default" style:data-style-name="N111"/>
    <style:style style:name="ce2" style:family="table-cell" style:parent-style-name="Default" style:data-style-name="N61"/>
    <style:style style:name="gr1" style:family="graphic">
      <style:graphic-properties svg:stroke-color="#ffffff" draw:fill-color="#ffffff" draw:ole-draw-aspect="1"/>
    </style:style>
    <style:style style:name="P1" style:family="paragraph">
      <loext:graphic-properties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Diagramm 1" draw:style-name="gr1" draw:text-style-name="P1" svg:width="18.455cm" svg:height="8.999cm" svg:x="12.255cm" svg:y="0.276cm">
            <draw:object draw:notify-on-update-of-ranges="Sheet1.A2:Sheet1.A5 Sheet1.B1:Sheet1.B1 Sheet1.B2:Sheet1.B5 Sheet1.C1:Sheet1.C1 Sheet1.C2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Mean squared error</text:p>
          </table:table-cell>
          <table:table-cell office:value-type="string" calcext:value-type="string">
            <text:p>Execution t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nte Carlo</text:p>
            <text:p>(N = 4096)</text:p>
          </table:table-cell>
          <table:table-cell office:value-type="float" office:value="0.00698" calcext:value-type="float">
            <text:p>0.00698</text:p>
          </table:table-cell>
          <table:table-cell table:formula="of:=162647.84375/(8192)" office:value-type="float" office:value="19.8544731140137" calcext:value-type="float">
            <text:p>19.85447311401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nte Carlo</text:p>
            <text:p>(N = 32)</text:p>
          </table:table-cell>
          <table:table-cell office:value-type="float" office:value="0.86561" calcext:value-type="float">
            <text:p>0.86561</text:p>
          </table:table-cell>
          <table:table-cell table:formula="of:=19.8544731140137 /(8192)" office:value-type="float" office:value="0.0024236417375505" calcext:value-type="float">
            <text:p>0.0024236417375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ural Net</text:p>
          </table:table-cell>
          <table:table-cell office:value-type="float" office:value="1.14" calcext:value-type="float">
            <text:p>1.14</text:p>
          </table:table-cell>
          <table:table-cell table:style-name="ce2" table:formula="of:=8.95060527211288*10^(-7)*1000" office:value-type="float" office:value="0.000895060527211288" calcext:value-type="float">
            <text:p>8.95E-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gression</text:p>
          </table:table-cell>
          <table:table-cell table:style-name="ce3" office:value-type="float" office:value="33.58520889" calcext:value-type="float">
            <text:p>33.585208890</text:p>
          </table:table-cell>
          <table:table-cell table:style-name="ce2" table:formula="of:=1.14733472014167*10^(-11)*1000" office:value-type="float" office:value="0.0000000114733472014167" calcext:value-type="float">
            <text:p>1.15E-08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float" office:value="1.14" calcext:value-type="float">
            <text:p>1.14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9" loext:min-decimal-places="9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3-14T20:31:15Z</meta:creation-date>
    <dc:date>2022-03-18T10:52:16.118416498</dc:date>
    <meta:editing-cycles>6</meta:editing-cycles>
    <meta:editing-duration>PT6M</meta:editing-duration>
    <meta:document-statistic meta:table-count="1" meta:cell-count="1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visible="false" chart:axis-position="end"/>
      <style:graphic-properties svg:stroke-width="0.018cm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tru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display-label="true" chart:tick-marks-major-inner="false" chart:tick-marks-major-outer="false" chart:logarithmic="true" chart:gap-width="150" chart:reverse-direction="false" text:line-break="false" loext:try-staggering-first="false" chart:link-data-style-to-source="true" chart:axis-position="end"/>
      <style:graphic-properties svg:stroke-width="0.018cm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11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8.456cm" svg:height="9cm" xlink:href=".." xlink:type="simple" chart:class="chart:bar" chart:style-name="ch1">
        <chart:title svg:x="5.851cm" svg:y="0.315cm" chart:style-name="ch2">
          <text:p>Performance of different estimators</text:p>
        </chart:title>
        <chart:legend chart:legend-position="end" svg:x="14.373cm" svg:y="4.3cm" style:legend-expansion="custom" chartooo:width="4.047cm" chartooo:height="1.276cm" style:legend-expansion-aspect-ratio="3.17163009404389" chart:style-name="ch3"/>
        <chart:plot-area chart:style-name="ch4" table:cell-range-address="Sheet1.A1:Sheet1.C5" chart:data-source-has-labels="both" svg:x="1.328cm" svg:y="1.222cm" svg:width="11.706cm" svg:height="7.598cm">
          <chartooo:coordinate-region svg:x="2.249cm" svg:y="1.395cm" svg:width="9.678cm" svg:height="6.487cm"/>
          <chart:axis chart:dimension="x" chart:name="primary-x" chart:style-name="ch5" chartooo:axis-type="text">
            <chart:categories table:cell-range-address="Sheet1.A2:Sheet1.A5"/>
          </chart:axis>
          <chart:axis chart:dimension="x" chart:name="secondary-x" chart:style-name="ch6"/>
          <chart:axis chart:dimension="y" chart:name="primary-y" chart:style-name="ch7">
            <chart:title svg:x="0.451cm" svg:y="6.361cm" chart:style-name="ch8">
              <text:p>Mean squared error</text:p>
            </chart:title>
            <chart:grid chart:style-name="ch9" chart:class="major"/>
          </chart:axis>
          <chart:axis chart:dimension="y" chart:name="secondary-y" chart:style-name="ch10">
            <chart:title svg:x="13.332cm" svg:y="5.903cm" chart:style-name="ch11">
              <text:p>Execution time [ms]</text:p>
            </chart:title>
          </chart:axis>
          <chart:series chart:attached-axis="primary-y" chart:style-name="ch12" chart:values-cell-range-address="Sheet1.B2:Sheet1.B5" chart:label-cell-address="Sheet1.B1:Sheet1.B1" chart:class="chart:bar">
            <chart:data-point chart:repeated="4"/>
          </chart:series>
          <chart:series chart:attached-axis="secondary-y" chart:style-name="ch13" chart:values-cell-range-address="Sheet1.C2:Sheet1.C5" chart:label-cell-address="Sheet1.C1:Sheet1.C1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squared error</text:p>
                <draw:g>
                  <svg:desc>Sheet1.B1:Sheet1.B1</svg:desc>
                </draw:g>
              </table:table-cell>
              <table:table-cell office:value-type="string">
                <text:p>Execution ti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te Carlo
(N = 4096)</text:p>
                <draw:g>
                  <svg:desc>Sheet1.A2:Sheet1.A5</svg:desc>
                </draw:g>
              </table:table-cell>
              <table:table-cell office:value-type="float" office:value="0.00698">
                <text:p>0.00698</text:p>
                <draw:g>
                  <svg:desc>Sheet1.B2:Sheet1.B5</svg:desc>
                </draw:g>
              </table:table-cell>
              <table:table-cell office:value-type="float" office:value="19.8544731140137">
                <text:p>19.8544731140137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Monte Carlo
(N = 32)</text:p>
              </table:table-cell>
              <table:table-cell office:value-type="float" office:value="0.86561">
                <text:p>0.86561</text:p>
              </table:table-cell>
              <table:table-cell office:value-type="float" office:value="0.0024236417375505">
                <text:p>0.0024236417375505</text:p>
              </table:table-cell>
            </table:table-row>
            <table:table-row>
              <table:table-cell office:value-type="string">
                <text:p>Neural Net</text:p>
              </table:table-cell>
              <table:table-cell office:value-type="float" office:value="1.14">
                <text:p>1.14</text:p>
              </table:table-cell>
              <table:table-cell office:value-type="float" office:value="0.000895060527211288">
                <text:p>0.000895060527211288</text:p>
              </table:table-cell>
            </table:table-row>
            <table:table-row>
              <table:table-cell office:value-type="string">
                <text:p>Regression</text:p>
              </table:table-cell>
              <table:table-cell office:value-type="float" office:value="33.58520889">
                <text:p>33.58520889</text:p>
              </table:table-cell>
              <table:table-cell office:value-type="float" office:value="0.0000000114733472014167">
                <text:p>0.00000001147334720141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